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Ubuntu1" svg:font-family="Ubuntu1"/>
    <style:font-face style:name="Tlwg Typo" svg:font-family="&quot;Tlwg Typo&quot;"/>
    <style:font-face style:name="Ubuntu" svg:font-family="Ubunt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Ubuntu1" style:font-name-asian="Ubuntu1" style:font-name-complex="Ubuntu1" fo:font-size="8pt" style:font-size-asian="8pt" style:font-size-complex="8pt"/>
    </style:style>
    <style:style style:name="ce3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e5" style:family="table-cell" style:parent-style-name="Default" style:data-style-name="N36">
      <style:table-cell-properties fo:border="thin solid #000000" style:vertical-align="middle" fo:background-color="#EEEEEE"/>
      <style:text-properties style:font-name="Ubuntu1" style:font-name-asian="Ubuntu1" style:font-name-complex="Ubuntu1"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 style:vertical-align="middle" fo:background-color="#EEEEEE"/>
      <style:text-properties style:font-name="Ubuntu1" style:font-name-asian="Ubuntu1" style:font-name-complex="Ubuntu1" fo:font-size="8pt" style:font-size-asian="8pt" style:font-size-complex="8pt"/>
    </style:style>
    <style:style style:name="ce7" style:family="table-cell" style:parent-style-name="Default" style:data-style-name="N14">
      <style:table-cell-properties fo:border="thin solid #000000" style:vertical-align="middle" fo:background-color="#EEEEEE"/>
      <style:text-properties style:font-name="Ubuntu1" style:font-name-asian="Ubuntu1" style:font-name-complex="Ubuntu1" fo:font-size="8pt" style:font-size-asian="8pt" style:font-size-complex="8pt"/>
    </style:style>
    <style:style style:name="ce8" style:family="table-cell" style:parent-style-name="Default" style:data-style-name="N36">
      <style:table-cell-properties style:vertical-align="middle"/>
      <style:text-properties style:font-name="Ubuntu1" style:font-name-asian="Ubuntu1" style:font-name-complex="Ubuntu1" fo:font-size="8pt" style:font-size-asian="8pt" style:font-size-complex="8pt"/>
    </style:style>
    <style:style style:name="ce9" style:family="table-cell" style:parent-style-name="Default" style:data-style-name="N36">
      <style:table-cell-properties style:vertical-align="middle"/>
      <style:text-properties style:font-name="Tlwg Typo" style:font-name-asian="Tlwg Typo" style:font-name-complex="Tlwg Typo"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000000" style:vertical-align="middle"/>
      <style:text-properties style:font-name="Ubuntu1" style:font-name-asian="Ubuntu1" style:font-name-complex="Ubuntu1" fo:font-size="8pt" style:font-size-asian="8pt" style:font-size-complex="8pt"/>
    </style:style>
    <style:style style:name="ce11" style:family="table-cell" style:parent-style-name="ConditionalStyle_1_32_1" style:data-style-name="N0">
      <style:table-cell-properties fo:border="thin solid #000000" style:vertical-align="middle" fo:background-color="#DDDDDD" style:cell-protect="protected" style:repeat-content="false"/>
      <style:paragraph-properties fo:text-align="end" fo:margin-right="0cm"/>
      <style:text-properties style:font-name="Ubuntu1" style:font-name-asian="Ubuntu1" style:font-name-complex="Ubuntu1" fo:font-size="8pt" style:font-size-asian="8pt" style:font-size-complex="8pt"/>
    </style:style>
    <style:style style:name="ce12" style:family="table-cell" style:parent-style-name="Default" style:data-style-name="N14">
      <style:table-cell-properties fo:border="thin solid #000000" style:vertical-align="middle" fo:background-color="#DDDDDD"/>
      <style:text-properties style:font-name="Ubuntu1" style:font-name-asian="Ubuntu1" style:font-name-complex="Ubuntu1"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1" style:font-name-asian="Ubuntu1" style:font-name-complex="Ubuntu1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Ubuntu1" style:font-name-asian="Ubuntu1" style:font-name-complex="Ubuntu1" fo:font-size="6pt" style:font-size-asian="6pt" style:font-size-complex="6pt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e16" style:family="table-cell" style:parent-style-name="Default" style:data-style-name="N36">
      <style:table-cell-properties fo:border="thin solid #000000" style:vertical-align="middle" fo:background-color="#81D41A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e17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e18" style:family="table-cell" style:parent-style-name="Default" style:data-style-name="N0">
      <style:table-cell-properties fo:border="thin solid #000000" style:vertical-align="middle" fo:background-color="#81D41A"/>
      <style:text-properties style:font-name="Ubuntu1" style:font-name-asian="Ubuntu1" style:font-name-complex="Ubuntu1"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1" style:font-name-asian="Ubuntu1" style:font-name-complex="Ubuntu1"/>
    </style:style>
    <style:style style:name="ce20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e21" style:family="table-cell" style:parent-style-name="Default" style:data-style-name="N0">
      <style:table-cell-properties fo:border="thin solid #000000" style:vertical-align="middle" fo:background-color="#FFFFD7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e22" style:family="table-cell" style:parent-style-name="Default" style:data-style-name="N0">
      <style:table-cell-properties fo:border="thin solid #000000" style:vertical-align="middle" fo:background-color="#FFFFD7"/>
      <style:text-properties style:font-name="Ubuntu1" style:font-name-asian="Ubuntu1" style:font-name-complex="Ubuntu1"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" style:font-name-asian="Ubuntu" style:font-name-complex="Ubuntu"/>
    </style:style>
    <style:style style:name="ce24" style:family="table-cell" style:parent-style-name="Default" style:data-style-name="N0">
      <style:text-properties style:font-name="Ubuntu" style:font-name-asian="Ubuntu" style:font-name-complex="Ubuntu"/>
    </style:style>
    <style:style style:name="ce25" style:family="table-cell" style:parent-style-name="Default" style:data-style-name="N0">
      <style:text-properties style:font-name="Ubuntu" style:font-name-asian="Ubuntu" style:font-name-complex="Ubuntu" fo:font-size="8pt" style:font-size-asian="8pt" style:font-size-complex="8pt"/>
    </style:style>
    <style:style style:name="ce26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1" style:font-name-asian="Ubuntu1" style:font-name-complex="Ubuntu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e28" style:family="table-cell" style:parent-style-name="Default" style:data-style-name="N0">
      <style:table-cell-properties fo:border="thin solid #000000" style:vertical-align="middle" fo:background-color="#FFFFD7" style:repeat-content="false"/>
      <style:paragraph-properties fo:text-align="center"/>
      <style:text-properties style:font-name="Ubuntu1" style:font-name-asian="Ubuntu1" style:font-name-complex="Ubuntu1" fo:font-size="8pt" style:font-size-asian="8pt" style:font-size-complex="8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30791666666667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8.14916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05833333333333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13.97cm"/>
    </style:style>
    <style:style style:name="co10" style:family="table-column">
      <style:table-column-properties fo:break-before="auto" style:column-width="13.7054166666667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16.3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34.15pt" style:use-optimal-row-height="false" fo:break-before="auto"/>
    </style:style>
    <style:style style:name="ro5" style:family="table-row">
      <style:table-row-properties style:row-height="6pt" style:use-optimal-row-height="fals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7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9" style:family="table-cell" style:parent-style-name="Default" style:data-style-name="N14">
      <style:table-cell-properties fo:border="thin solid #000000" style:vertical-align="middle" fo:background-color="#DDDDDD"/>
      <style:text-properties style:font-name="Ubuntu1" style:font-name-asian="Ubuntu1" style:font-name-complex="Ubuntu1" fo:font-size="8pt" style:font-size-asian="8pt" style:font-size-complex="8pt"/>
      <style:map style:condition="of:cell-content()&gt;1" style:apply-style-name="cf4"/>
      <style:map style:condition="of:cell-content()=1" style:apply-style-name="cf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atus="enable" table:maximum-difference="1E-4"/>
      </table:calculation-settings>
      <table:content-validations>
        <table:content-validation table:name="val1" table:condition="of:cell-content-is-decimal-number() and cell-content()&lt;=1">
          <table:help-message/>
          <table:error-message table:display="true"/>
        </table:content-validation>
        <table:content-validation table:name="val2" table:condition="of:cell-content-is-decimal-number() and cell-content()&lt;=1">
          <table:help-message/>
          <table:error-message table:display="true"/>
        </table:content-validation>
        <table:content-validation table:name="val3" table:condition="of:cell-content-is-in-list(&quot;não&quot;;&quot;sim&quot;)" table:allow-empty-cell="false">
          <table:help-message/>
          <table:error-message table:display="true"/>
        </table:content-validation>
      </table:content-validations>
      <table:table table:name="grup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0" table:default-cell-style-name="ce2"/>
        <table:table-column table:style-name="co4" table:default-cell-style-name="ce2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26">
            <text:p>Grupo E3 (mus2)</text:p>
          </table:table-cell>
          <table:covered-table-cell table:number-columns-repeated="2"/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3">
            <text:p>NMec</text:p>
          </table:table-cell>
          <table:table-cell office:value-type="string" table:style-name="ce3">
            <text:p>Nome</text:p>
          </table:table-cell>
          <table:table-cell office:value-type="string" table:style-name="ce4">
            <text:p>Participação global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108815" table:style-name="ce5">
            <text:p>108815</text:p>
          </table:table-cell>
          <table:table-cell office:value-type="string" table:style-name="ce6">
            <text:p>FRANCISCO MIGUEL DA SILVA MURCELA</text:p>
          </table:table-cell>
          <table:table-cell office:value-type="percentage" office:value="0.224" table:content-validation-name="val1" table:style-name="ce7">
            <text:p>22.40%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108254" table:style-name="ce5">
            <text:p>108254</text:p>
          </table:table-cell>
          <table:table-cell office:value-type="string" table:style-name="ce6">
            <text:p>GONÇALO BORGES SILVA FERREIRA DE LIMA</text:p>
          </table:table-cell>
          <table:table-cell office:value-type="percentage" office:value="0.224" table:content-validation-name="val1" table:style-name="ce7">
            <text:p>22.40%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98153" table:style-name="ce5">
            <text:p>098153</text:p>
          </table:table-cell>
          <table:table-cell office:value-type="string" table:style-name="ce6">
            <text:p>HENRIQUE PAIVA DIAS</text:p>
          </table:table-cell>
          <table:table-cell office:value-type="percentage" office:value="0.224" table:content-validation-name="val1" table:style-name="ce7">
            <text:p>22.40%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103162" table:style-name="ce5">
            <text:p>103162</text:p>
          </table:table-cell>
          <table:table-cell office:value-type="string" table:style-name="ce6">
            <text:p>MIGUEL GONÇALVES MARQUES</text:p>
          </table:table-cell>
          <table:table-cell office:value-type="percentage" office:value="0.16400000000000001" table:content-validation-name="val1" table:style-name="ce7">
            <text:p>16.40%</text:p>
          </table:table-cell>
          <table:table-cell table:style-name="ce8"/>
          <table:table-cell table:style-name="ce9"/>
          <table:table-cell table:number-columns-repeated="4" table:style-name="ce8"/>
          <table:table-cell table:number-columns-repeated="16375"/>
        </table:table-row>
        <table:table-row table:style-name="ro3">
          <table:table-cell office:value-type="float" office:value="108019" table:style-name="ce5">
            <text:p>108019</text:p>
          </table:table-cell>
          <table:table-cell office:value-type="string" table:style-name="ce6">
            <text:p>XAVIER FIGUEIRA MACHADO</text:p>
          </table:table-cell>
          <table:table-cell office:value-type="percentage" office:value="0.16400000000000001" table:content-validation-name="val1" table:style-name="ce7">
            <text:p>16.40%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5">
            <text:p>---</text:p>
          </table:table-cell>
          <table:table-cell office:value-type="string" table:style-name="ce6">
            <text:p>---</text:p>
          </table:table-cell>
          <table:table-cell table:content-validation-name="val1" table:style-name="ce7"/>
          <table:table-cell table:number-columns-repeated="1021" table:style-name="ce2"/>
          <table:table-cell table:number-columns-repeated="15360"/>
        </table:table-row>
        <table:table-row table:style-name="ro3">
          <table:table-cell table:style-name="ce10"/>
          <table:table-cell office:value-type="string" table:style-name="ce11">
            <text:p>Total:</text:p>
          </table:table-cell>
          <table:table-cell office:value-type="percentage" office:value="1" table:formula="of:=SUM([.C3:.C8])" table:style-name="ce29">
            <text:p>100.00%</text:p>
          </table:table-cell>
          <table:table-cell table:number-columns-repeated="1021" table:style-name="ce2"/>
          <table:table-cell table:number-columns-repeated="15360"/>
        </table:table-row>
        <table:table-row table:number-rows-repeated="1048567" table:style-name="ro3">
          <table:table-cell table:number-columns-repeated="16384"/>
        </table:table-row>
      </table:table>
      <table:table table:name="participação" table:style-name="ta2">
        <table:table-column table:style-name="co5" table:default-cell-style-name="ce2"/>
        <table:table-column table:style-name="co6" table:number-columns-repeated="6" table:default-cell-style-name="ce15"/>
        <table:table-column table:style-name="co7" table:default-cell-style-name="ce15"/>
        <table:table-column table:style-name="co1" table:number-columns-repeated="1013" table:default-cell-style-name="ce2"/>
        <table:table-column table:style-name="co4" table:number-columns-repeated="15363" table:default-cell-style-name="ce1"/>
        <table:table-row table:style-name="ro4">
          <table:table-cell office:value-type="string" table:style-name="ce13">
            <text:p>Participação por tópico</text:p>
          </table:table-cell>
          <table:table-cell office:value-type="string" office:string-value="FRANCISCO MIGUEL DA SILVA MURCELA" table:formula="of:=IF([.B2]=&quot;---&quot;;&quot;---&quot;;VLOOKUP([.B2];[grupo.$A$3:.$B$8];2;0))" table:style-name="ce14">
            <text:p>FRANCISCO MIGUEL DA SILVA MURCELA</text:p>
          </table:table-cell>
          <table:table-cell office:value-type="string" office:string-value="GONÇALO BORGES SILVA FERREIRA DE LIMA" table:formula="of:=IF([.C2]=&quot;---&quot;;&quot;---&quot;;VLOOKUP([.C2];[grupo.$A$3:.$B$8];2;0))" table:style-name="ce14">
            <text:p>GONÇALO BORGES SILVA FERREIRA DE LIMA</text:p>
          </table:table-cell>
          <table:table-cell office:value-type="string" office:string-value="HENRIQUE PAIVA DIAS" table:formula="of:=IF([.D2]=&quot;---&quot;;&quot;---&quot;;VLOOKUP([.D2];[grupo.$A$3:.$B$8];2;0))" table:style-name="ce14">
            <text:p>HENRIQUE PAIVA DIAS</text:p>
          </table:table-cell>
          <table:table-cell office:value-type="string" office:string-value="MIGUEL GONÇALVES MARQUES" table:formula="of:=IF([.E2]=&quot;---&quot;;&quot;---&quot;;VLOOKUP([.E2];[grupo.$A$3:.$B$8];2;0))" table:style-name="ce14">
            <text:p>MIGUEL GONÇALVES MARQUES</text:p>
          </table:table-cell>
          <table:table-cell office:value-type="string" office:string-value="XAVIER FIGUEIRA MACHADO" table:formula="of:=IF([.F2]=&quot;---&quot;;&quot;---&quot;;VLOOKUP([.F2];[grupo.$A$3:.$B$8];2;0))" table:style-name="ce14">
            <text:p>XAVIER FIGUEIRA MACHADO</text:p>
          </table:table-cell>
          <table:table-cell office:value-type="string" office:string-value="---" table:formula="of:=IF([.G2]=&quot;---&quot;;&quot;---&quot;;VLOOKUP([.G2];[grupo.$A$3:.$B$8];2;0))" table:style-name="ce14">
            <text:p>---</text:p>
          </table:table-cell>
          <table:table-cell table:style-name="ce3"/>
          <table:table-cell table:number-columns-repeated="1013" table:style-name="ce15"/>
          <table:table-cell table:number-columns-repeated="15363"/>
        </table:table-row>
        <table:table-row table:style-name="ro3">
          <table:table-cell office:value-type="string" table:style-name="ce3">
            <text:p>Tópico</text:p>
          </table:table-cell>
          <table:table-cell office:value-type="float" office:value="108815" table:formula="of:=IF([grupo.A3]=0;&quot;---&quot;;[grupo.A3])" table:style-name="ce16">
            <text:p>108815</text:p>
          </table:table-cell>
          <table:table-cell office:value-type="float" office:value="108254" table:formula="of:=IF([grupo.A4]=0;&quot;---&quot;;[grupo.A4])" table:style-name="ce16">
            <text:p>108254</text:p>
          </table:table-cell>
          <table:table-cell office:value-type="float" office:value="98153" table:formula="of:=IF([grupo.A5]=0;&quot;---&quot;;[grupo.A5])" table:style-name="ce16">
            <text:p>098153</text:p>
          </table:table-cell>
          <table:table-cell office:value-type="float" office:value="103162" table:formula="of:=IF([grupo.A6]=0;&quot;---&quot;;[grupo.A6])" table:style-name="ce16">
            <text:p>103162</text:p>
          </table:table-cell>
          <table:table-cell office:value-type="float" office:value="108019" table:formula="of:=IF([grupo.A7]=0;&quot;---&quot;;[grupo.A7])" table:style-name="ce16">
            <text:p>108019</text:p>
          </table:table-cell>
          <table:table-cell office:value-type="string" office:string-value="---" table:formula="of:=IF([grupo.A8]=0;&quot;---&quot;;[grupo.A8])" table:style-name="ce16">
            <text:p>---</text:p>
          </table:table-cell>
          <table:table-cell office:value-type="string" table:style-name="ce3">
            <text:p>sum</text:p>
          </table:table-cell>
          <table:table-cell table:number-columns-repeated="1013" table:style-name="ce15"/>
          <table:table-cell table:number-columns-repeated="15363"/>
        </table:table-row>
        <table:table-row table:style-name="ro3">
          <table:table-cell office:value-type="string" table:style-name="ce6">
            <text:p>Linguagem secundária (gramática, semântica, interpretação)</text:p>
          </table:table-cell>
          <table:table-cell office:value-type="percentage" office:value="0.55000000000000004" table:content-validation-name="val2" table:style-name="ce17">
            <text:p>55%</text:p>
          </table:table-cell>
          <table:table-cell table:content-validation-name="val2" table:style-name="ce17"/>
          <table:table-cell table:content-validation-name="val2" table:style-name="ce17"/>
          <table:table-cell office:value-type="percentage" office:value="0.4" table:content-validation-name="val2" table:style-name="ce17">
            <text:p>40%</text:p>
          </table:table-cell>
          <table:table-cell office:value-type="percentage" office:value="0.05" table:content-validation-name="val2" table:style-name="ce17">
            <text:p>5%</text:p>
          </table:table-cell>
          <table:table-cell table:content-validation-name="val2" table:style-name="ce17"/>
          <table:table-cell office:value-type="percentage" office:value="1" table:formula="of:=SUM([.B3:.G3])" table:style-name="ce17">
            <text:p>10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Linguagem secundária (teste)</text:p>
          </table:table-cell>
          <table:table-cell office:value-type="percentage" office:value="0.8" table:content-validation-name="val2" table:style-name="ce17">
            <text:p>80%</text:p>
          </table:table-cell>
          <table:table-cell table:content-validation-name="val2" table:style-name="ce17"/>
          <table:table-cell table:content-validation-name="val2" table:style-name="ce17"/>
          <table:table-cell office:value-type="percentage" office:value="0.2" table:content-validation-name="val2" table:style-name="ce17">
            <text:p>20%</text:p>
          </table:table-cell>
          <table:table-cell table:content-validation-name="val2" table:style-name="ce17"/>
          <table:table-cell table:content-validation-name="val2" table:style-name="ce17"/>
          <table:table-cell office:value-type="percentage" office:value="1" table:formula="of:=SUM([.B4:.G4])" table:style-name="ce17">
            <text:p>10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Gramática (principal):</text:p>
          </table:table-cell>
          <table:table-cell table:content-validation-name="val2" table:style-name="ce17"/>
          <table:table-cell office:value-type="percentage" office:value="0.15" table:content-validation-name="val2" table:style-name="ce17">
            <text:p>15%</text:p>
          </table:table-cell>
          <table:table-cell office:value-type="percentage" office:value="0.75" table:content-validation-name="val2" table:style-name="ce17">
            <text:p>75%</text:p>
          </table:table-cell>
          <table:table-cell table:content-validation-name="val2" table:style-name="ce17"/>
          <table:table-cell office:value-type="percentage" office:value="0.1" table:content-validation-name="val2" table:style-name="ce17">
            <text:p>10%</text:p>
          </table:table-cell>
          <table:table-cell table:content-validation-name="val2" table:style-name="ce17"/>
          <table:table-cell office:value-type="percentage" office:value="1" table:formula="of:=SUM([.B5:.G5])" table:style-name="ce17">
            <text:p>10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Análise semântica (principal):</text:p>
          </table:table-cell>
          <table:table-cell table:content-validation-name="val2" table:style-name="ce17"/>
          <table:table-cell office:value-type="percentage" office:value="0.9" table:content-validation-name="val2" table:style-name="ce17">
            <text:p>90%</text:p>
          </table:table-cell>
          <table:table-cell table:content-validation-name="val2" table:style-name="ce17"/>
          <table:table-cell table:content-validation-name="val2" table:style-name="ce17"/>
          <table:table-cell office:value-type="percentage" office:value="0.1" table:content-validation-name="val2" table:style-name="ce17">
            <text:p>10%</text:p>
          </table:table-cell>
          <table:table-cell table:content-validation-name="val2" table:style-name="ce17"/>
          <table:table-cell office:value-type="percentage" office:value="1" table:formula="of:=SUM([.B6:.G6])" table:style-name="ce17">
            <text:p>10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Geração de código:</text:p>
          </table:table-cell>
          <table:table-cell office:value-type="percentage" office:value="0.1" table:content-validation-name="val2" table:style-name="ce17">
            <text:p>10%</text:p>
          </table:table-cell>
          <table:table-cell office:value-type="percentage" office:value="0.1" table:content-validation-name="val2" table:style-name="ce17">
            <text:p>10%</text:p>
          </table:table-cell>
          <table:table-cell office:value-type="percentage" office:value="0.8" table:content-validation-name="val2" table:style-name="ce17">
            <text:p>80%</text:p>
          </table:table-cell>
          <table:table-cell table:content-validation-name="val2" table:style-name="ce17"/>
          <table:table-cell table:content-validation-name="val2" table:style-name="ce17"/>
          <table:table-cell table:content-validation-name="val2" table:style-name="ce17"/>
          <table:table-cell office:value-type="percentage" office:value="1" table:formula="of:=SUM([.B7:.G7])" table:style-name="ce17">
            <text:p>10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Teste (min*):</text:p>
          </table:table-cell>
          <table:table-cell office:value-type="percentage" office:value="0.47499999999999998" table:content-validation-name="val2" table:style-name="ce17">
            <text:p>48%</text:p>
          </table:table-cell>
          <table:table-cell office:value-type="percentage" office:value="0.1" table:content-validation-name="val2" table:style-name="ce17">
            <text:p>10%</text:p>
          </table:table-cell>
          <table:table-cell office:value-type="percentage" office:value="0.375" table:content-validation-name="val2" table:style-name="ce17">
            <text:p>38%</text:p>
          </table:table-cell>
          <table:table-cell table:content-validation-name="val2" table:style-name="ce17"/>
          <table:table-cell office:value-type="percentage" office:value="0.05" table:content-validation-name="val2" table:style-name="ce17">
            <text:p>5%</text:p>
          </table:table-cell>
          <table:table-cell table:content-validation-name="val2" table:style-name="ce17"/>
          <table:table-cell office:value-type="percentage" office:value="1" table:formula="of:=SUM([.B8:.G8])" table:style-name="ce17">
            <text:p>100%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6">
            <text:p>Teste (outros programas):</text:p>
          </table:table-cell>
          <table:table-cell office:value-type="percentage" office:value="0.42499999999999999" table:content-validation-name="val2" table:style-name="ce17">
            <text:p>43%</text:p>
          </table:table-cell>
          <table:table-cell office:value-type="percentage" office:value="0.42499999999999999" table:content-validation-name="val2" table:style-name="ce17">
            <text:p>43%</text:p>
          </table:table-cell>
          <table:table-cell table:content-validation-name="val2" table:style-name="ce17"/>
          <table:table-cell office:value-type="percentage" office:value="7.4999999999999997E-2" table:content-validation-name="val2" table:style-name="ce17">
            <text:p>8%</text:p>
          </table:table-cell>
          <table:table-cell office:value-type="percentage" office:value="7.4999999999999997E-2" table:content-validation-name="val2" table:style-name="ce17">
            <text:p>8%</text:p>
          </table:table-cell>
          <table:table-cell table:content-validation-name="val2" table:style-name="ce17"/>
          <table:table-cell office:value-type="percentage" office:value="0.99999999999999989" table:formula="of:=SUM([.B9:.G9])" table:style-name="ce17">
            <text:p>100%</text:p>
          </table:table-cell>
          <table:table-cell table:number-columns-repeated="1013" table:style-name="ce2"/>
          <table:table-cell table:number-columns-repeated="15363"/>
        </table:table-row>
        <table:table-row table:style-name="ro5">
          <table:table-cell table:style-name="ce18"/>
          <table:table-cell table:number-columns-repeated="7" table:style-name="ce3"/>
          <table:table-cell table:number-columns-repeated="1013" table:style-name="ce2"/>
          <table:table-cell table:number-columns-repeated="15363"/>
        </table:table-row>
        <table:table-row table:number-rows-repeated="1048566" table:style-name="ro3">
          <table:table-cell table:number-columns-repeated="16384"/>
        </table:table-row>
      </table:table>
      <table:table table:name="requisitos" table:style-name="ta3"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" table:number-columns-repeated="1020" table:default-cell-style-name="ce1"/>
        <table:table-column table:style-name="co4" table:number-columns-repeated="15361" table:default-cell-style-name="ce1"/>
        <table:table-row table:style-name="ro6">
          <table:table-cell office:value-type="string" table:style-name="ce19">
            <text:p>nível</text:p>
          </table:table-cell>
          <table:table-cell office:value-type="string" table:style-name="ce19">
            <text:p>Requisito</text:p>
          </table:table-cell>
          <table:table-cell office:value-type="string" table:style-name="ce19">
            <text:p>sim/não</text:p>
          </table:table-cell>
          <table:table-cell table:number-columns-repeated="16381"/>
        </table:table-row>
        <table:table-row table:style-name="ro3">
          <table:table-cell office:value-type="string" table:number-columns-spanned="1" table:number-rows-spanned="11" table:style-name="ce27">
            <text:p>Mínimo</text:p>
          </table:table-cell>
          <table:table-cell office:value-type="string" table:style-name="ce6">
            <text:p>Implementa o conceito de comportamento (connect, agent, behavior)</text:p>
          </table:table-cell>
          <table:table-cell office:value-type="string" table:content-validation-name="val3" table:style-name="ce20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Implementa a instanciação de variáveis ( var ), de constantes ( const ) e de literais dos tipos</text:p>
          </table:table-cell>
          <table:table-cell office:value-type="string" table:content-validation-name="val3" table:style-name="ce20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Implementa expressões aritméticas</text:p>
          </table:table-cell>
          <table:table-cell office:value-type="string" table:content-validation-name="val3" table:style-name="ce20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Implementa instrução de escrita no standard output (print)</text:p>
          </table:table-cell>
          <table:table-cell office:value-type="string" table:content-validation-name="val3" table:style-name="ce20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Implementa as instruções de ações de locomoção sobre o robô (speed, rotate, stop, twist)</text:p>
          </table:table-cell>
          <table:table-cell office:value-type="string" table:content-validation-name="val3" table:style-name="ce20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Implementa a instrução de ação sobre os leds (turn)</text:p>
          </table:table-cell>
          <table:table-cell office:value-type="string" table:content-validation-name="val3" table:style-name="ce20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Implementa a instrução ação nula (wait)</text:p>
          </table:table-cell>
          <table:table-cell office:value-type="string" table:content-validation-name="val3" table:style-name="ce20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Implementa a instrução de leitura de sensores (sense) sobre os sensores bússola (compass) e farol (beacon)</text:p>
          </table:table-cell>
          <table:table-cell office:value-type="string" table:content-validation-name="val3" table:style-name="ce20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Implementa o tipo de dados scene</text:p>
          </table:table-cell>
          <table:table-cell office:value-type="string" table:content-validation-name="val3" table:style-name="ce20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Implementa a instrução de carregamento de uma descrição na linguagem secundária (load)</text:p>
          </table:table-cell>
          <table:table-cell office:value-type="string" table:content-validation-name="val3" table:style-name="ce20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Implementa a impressão (print) da descrição de uma cena (scene)</text:p>
          </table:table-cell>
          <table:table-cell office:value-type="string" table:content-validation-name="val3" table:style-name="ce20">
            <text:p>sim</text:p>
          </table:table-cell>
          <table:table-cell table:number-columns-repeated="16381"/>
        </table:table-row>
        <table:table-row table:style-name="ro3">
          <table:table-cell office:value-type="string" table:number-columns-spanned="1" table:number-rows-spanned="17" table:style-name="ce28">
            <text:p>Desejável</text:p>
          </table:table-cell>
          <table:table-cell office:value-type="string" table:style-name="ce22">
            <text:p>Aceita valores por defeito nas entradas (input) dos comportamentos (behavior, connect)</text:p>
          </table:table-cell>
          <table:table-cell office:value-type="string" table:content-validation-name="val3" table:style-name="ce21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2">
            <text:p>Implementa os tipos de dados boolean, point e pose</text:p>
          </table:table-cell>
          <table:table-cell office:value-type="string" table:content-validation-name="val3" table:style-name="ce21">
            <text:p>sim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2">
            <text:p>Implementa o tipo de dados list..of</text:p>
          </table:table-cell>
          <table:table-cell office:value-type="string" table:content-validation-name="val3" table:style-name="ce21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2">
            <text:p>Implementa expressões booleanas, incluindo todos os operadores habituais</text:p>
          </table:table-cell>
          <table:table-cell office:value-type="string" table:content-validation-name="val3" table:style-name="ce21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2">
            <text:p>Implementa a instrução alias</text:p>
          </table:table-cell>
          <table:table-cell office:value-type="string" table:content-validation-name="val3" table:style-name="ce21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2">
            <text:p>Implementa o operador . para acesso aos campos de tipos de dados compostos (point, pose)</text:p>
          </table:table-cell>
          <table:table-cell office:value-type="string" table:content-validation-name="val3" table:style-name="ce21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2">
            <text:p>Estende o suporte das expressões aritméticas aos tipos de dados point e pose</text:p>
          </table:table-cell>
          <table:table-cell office:value-type="string" table:content-validation-name="val3" table:style-name="ce21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2">
            <text:p>Suporta os operadores &lt;-&gt; e atan</text:p>
          </table:table-cell>
          <table:table-cell office:value-type="string" table:content-validation-name="val3" table:style-name="ce21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2">
            <text:p>Implementa a concatenação de strings</text:p>
          </table:table-cell>
          <table:table-cell office:value-type="string" table:content-validation-name="val3" table:style-name="ce21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2">
            <text:p>Estende o suporte da instrução print aos tipos point e pose</text:p>
          </table:table-cell>
          <table:table-cell office:value-type="string" table:content-validation-name="val3" table:style-name="ce21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2">
            <text:p>Estende o suporte da instrução print ao tipo list..of e a lista de espressões</text:p>
          </table:table-cell>
          <table:table-cell office:value-type="string" table:content-validation-name="val3" table:style-name="ce21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2">
            <text:p>Implementa a instrução while..end</text:p>
          </table:table-cell>
          <table:table-cell office:value-type="string" table:content-validation-name="val3" table:style-name="ce21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2">
            <text:p>Implementa a instrução foreach..in</text:p>
          </table:table-cell>
          <table:table-cell office:value-type="string" table:content-validation-name="val3" table:style-name="ce21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2">
            <text:p>Implementa a instrução if..else..end</text:p>
          </table:table-cell>
          <table:table-cell office:value-type="string" table:content-validation-name="val3" table:style-name="ce21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2">
            <text:p>Estende o suporte do operador sense aos sensores target, floor, GPS, infrared e bumper</text:p>
          </table:table-cell>
          <table:table-cell office:value-type="string" table:content-validation-name="val3" table:style-name="ce21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2">
            <text:p>Estende o suporte do operador sense aos leds</text:p>
          </table:table-cell>
          <table:table-cell office:value-type="string" table:content-validation-name="val3" table:style-name="ce21">
            <text:p>não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22">
            <text:p>Permite iterar sobre os elementos de uma cena (scene)</text:p>
          </table:table-cell>
          <table:table-cell office:value-type="string" table:content-validation-name="val3" table:style-name="ce21">
            <text:p>não</text:p>
          </table:table-cell>
          <table:table-cell table:number-columns-repeated="16381"/>
        </table:table-row>
        <table:table-row table:style-name="ro3">
          <table:table-cell office:value-type="string" table:number-columns-spanned="1" table:number-rows-spanned="13" table:style-name="ce27">
            <text:p>Avançado</text:p>
          </table:table-cell>
          <table:table-cell table:style-name="ce6"/>
          <table:table-cell table:content-validation-name="val3" table:style-name="ce20"/>
          <table:table-cell table:number-columns-repeated="16381"/>
        </table:table-row>
        <table:table-row table:number-rows-repeated="12" table:style-name="ro3">
          <table:covered-table-cell/>
          <table:table-cell table:style-name="ce6"/>
          <table:table-cell table:content-validation-name="val3" table:style-name="ce20"/>
          <table:table-cell table:number-columns-repeated="16381"/>
        </table:table-row>
        <table:table-row table:number-rows-repeated="1048534" table:style-name="ro3">
          <table:table-cell table:number-columns-repeated="16384"/>
        </table:table-row>
      </table:table>
      <table:table table:name="comentário" table:style-name="ta2">
        <table:table-column table:style-name="co10" table:default-cell-style-name="ce25"/>
        <table:table-column table:style-name="co11" table:number-columns-repeated="61" table:default-cell-style-name="ce25"/>
        <table:table-column table:style-name="co1" table:number-columns-repeated="961" table:default-cell-style-name="ce25"/>
        <table:table-column table:style-name="co4" table:default-cell-style-name="ce25"/>
        <table:table-column table:style-name="co4" table:number-columns-repeated="15360" table:default-cell-style-name="ce1"/>
        <table:table-row table:style-name="ro7">
          <table:table-cell office:value-type="string" table:style-name="ce23">
            <text:p>Comentários</text:p>
          </table:table-cell>
          <table:table-cell table:number-columns-repeated="16383" table:style-name="ce24"/>
        </table:table-row>
        <table:table-row table:style-name="ro8">
          <table:table-cell table:number-columns-repeated="1024" table:style-name="ce25"/>
          <table:table-cell table:number-columns-repeated="15360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Ubuntu1" svg:font-family="Ubuntu1"/>
    <style:font-face style:name="Tlwg Typo" svg:font-family="&quot;Tlwg Typo&quot;"/>
    <style:font-face style:name="Ubuntu" svg:font-family="Ubuntu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">
      <number:number number:decimal-places="0" number:min-decimal-places="0" number:min-integer-digits="6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13">
      <style:table-cell-properties style:vertical-align="automatic" fo:background-color="#81D41A"/>
    </style:style>
    <style:style style:name="cf2" style:family="table-cell" style:data-style-name="N13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ConditionalStyle_1" style:family="table-cell" style:data-style-name="N13">
      <style:table-cell-properties style:vertical-align="middle" fo:background-color="#CC0000" style:repeat-content="false"/>
      <style:paragraph-properties fo:text-align="center"/>
      <style:text-properties fo:color="#FFFFFF" style:font-name="Ubuntu1" style:font-name-asian="Ubuntu1" style:font-name-complex="Ubuntu1" fo:font-size="8pt" style:font-size-asian="8pt" style:font-size-complex="8pt" fo:font-weight="bold" style:font-weight-asian="bold" style:font-weight-complex="bold"/>
    </style:style>
    <style:style style:name="ConditionalStyle_1_32_1" style:display-name="ConditionalStyle_1 1" style:family="table-cell" style:data-style-name="N0">
      <style:table-cell-properties style:vertical-align="automatic" fo:background-color="#81D41A"/>
      <style:text-properties style:font-name="Ubuntu1" style:font-name-asian="Ubuntu1" style:font-name-complex="Ubuntu1" fo:font-size="8pt" style:font-size-asian="8pt" style:font-size-complex="8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3" style:family="table-cell" style:data-style-name="N13">
      <style:table-cell-properties fo:background-color="#81D41A"/>
      <style:text-properties fo:color="#000000" style:font-family-generic="swiss"/>
    </style:style>
    <style:style style:name="cf4" style:family="table-cell" style:data-style-name="N13">
      <style:table-cell-properties fo:background-color="#CC0000"/>
      <style:text-properties fo:color="#FFFFFF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1" style:scale-to="100%" style:table-centering="none" style:print="objects charts drawings"/>
      <style:header-style>
        <style:header-footer-properties fo:min-height="0.336220472440945in" fo:margin-left="0in" fo:margin-right="0in" fo:margin-bottom="0in"/>
      </style:header-style>
      <style:footer-style>
        <style:header-footer-properties fo:min-height="0.336220472440945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6220472440945in" fo:margin-left="0in" fo:margin-right="0in" fo:margin-bottom="0in"/>
      </style:header-style>
      <style:footer-style>
        <style:header-footer-properties fo:min-height="0.33622047244094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/>
    <dc:description/>
    <dc:subject/>
    <meta:initial-creator/>
    <dc:creator>app</dc:creator>
    <meta:creation-date>2022-12-28T14:47:45Z</meta:creation-date>
    <dc:date>2025-06-16T20:34:48Z</dc:date>
    <meta:editing-cycles>131</meta:editing-cycles>
  </office:meta>
</office:document-meta>
</file>